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1043in" loext:contextual-spacing="false" style:line-height-at-least="0.2083in" fo:text-align="start" style:justify-single-word="false" fo:text-indent="0in" style:auto-text-indent="false"/>
      <style:text-properties fo:font-variant="normal" fo:text-transform="none" fo:color="#333333" style:font-name="Helvetica Neue" fo:font-size="9.75pt" fo:letter-spacing="normal" fo:font-style="normal" fo:font-weight="normal"/>
    </style:style>
    <style:style style:name="P2" style:family="paragraph" style:parent-style-name="Text_20_body">
      <style:paragraph-properties fo:margin-left="0in" fo:margin-right="0in" fo:margin-top="0in" fo:margin-bottom="0in" loext:contextual-spacing="false" style:line-height-at-least="0.2083in" fo:text-align="start" style:justify-single-word="false" fo:text-indent="0in" style:auto-text-indent="false"/>
      <style:text-properties fo:font-variant="normal" fo:text-transform="none" fo:color="#333333" style:font-name="Helvetica Neue" fo:font-size="9.75pt" fo:letter-spacing="normal" fo:font-style="normal" fo:font-weight="normal"/>
    </style:style>
    <style:style style:name="P3" style:family="paragraph" style:parent-style-name="Standard">
      <style:text-properties officeooo:paragraph-rsid="0015ae21"/>
    </style:style>
    <style:style style:name="P4" style:family="paragraph" style:parent-style-name="Standard">
      <style:text-properties officeooo:paragraph-rsid="0016e637"/>
    </style:style>
    <style:style style:name="P5" style:family="paragraph" style:parent-style-name="Standard">
      <style:text-properties officeooo:paragraph-rsid="0017f9dd"/>
    </style:style>
    <style:style style:name="P6" style:family="paragraph" style:parent-style-name="Standard">
      <style:text-properties style:font-name="Liberation Serif" fo:font-size="14pt" officeooo:paragraph-rsid="0016e637" style:font-size-asian="14pt" style:font-size-complex="14pt"/>
    </style:style>
    <style:style style:name="T1" style:family="text">
      <style:text-properties fo:font-size="7.5pt"/>
    </style:style>
    <style:style style:name="T2" style:family="text">
      <style:text-properties officeooo:rsid="0015ae21"/>
    </style:style>
    <style:style style:name="T3" style:family="text">
      <style:text-properties fo:font-variant="normal" fo:text-transform="none" fo:color="#333333" style:font-name="Liberation Serif" fo:font-size="12pt" fo:letter-spacing="normal" fo:font-style="normal" fo:font-weight="normal" officeooo:rsid="0015ae21" style:font-size-asian="12pt" style:font-size-complex="12pt"/>
    </style:style>
    <style:style style:name="T4" style:family="text">
      <style:text-properties fo:font-variant="normal" fo:text-transform="none" fo:color="#333333" style:font-name="Liberation Serif" fo:font-size="14pt" fo:letter-spacing="normal" fo:font-style="normal" fo:font-weight="normal" officeooo:rsid="0015ae21" style:font-size-asian="14pt" style:font-size-complex="14pt"/>
    </style:style>
    <style:style style:name="T5" style:family="text">
      <style:text-properties fo:font-variant="normal" fo:text-transform="none" fo:color="#333333" style:font-name="Liberation Serif" fo:font-size="14pt" fo:letter-spacing="normal" fo:font-style="normal" fo:font-weight="normal" officeooo:rsid="0016e637" style:font-size-asian="14pt" style:font-size-complex="14pt"/>
    </style:style>
    <style:style style:name="T6" style:family="text">
      <style:text-properties fo:font-variant="normal" fo:text-transform="none" fo:color="#333333" style:font-name="Liberation Serif" fo:font-size="14pt" fo:letter-spacing="normal" fo:font-style="normal" fo:font-weight="normal" officeooo:rsid="0018b1f1" style:font-size-asian="14pt" style:font-size-complex="14pt"/>
    </style:style>
    <style:style style:name="T7" style:family="text">
      <style:text-properties fo:font-variant="normal" fo:text-transform="none" fo:color="#333333" style:font-name="Liberation Serif" fo:font-size="14pt" fo:letter-spacing="normal" fo:font-style="normal" fo:font-weight="normal" officeooo:rsid="0019265a" style:font-size-asian="14pt" style:font-size-complex="14pt"/>
    </style:style>
    <style:style style:name="T8" style:family="text">
      <style:text-properties style:font-name="Liberation Serif" fo:font-size="14pt" officeooo:rsid="0015ae21" style:font-size-asian="14pt" style:font-size-complex="14pt"/>
    </style:style>
    <style:style style:name="T9" style:family="text">
      <style:text-properties style:font-name="Liberation Serif" fo:font-size="14pt" officeooo:rsid="00169e29" style:font-size-asian="14pt" style:font-size-complex="14pt"/>
    </style:style>
    <style:style style:name="T10" style:family="text">
      <style:text-properties style:font-name="Liberation Serif" fo:font-size="14pt" officeooo:rsid="0017f9dd" style:font-size-asian="14pt" style:font-size-complex="14pt"/>
    </style:style>
    <style:style style:name="T11" style:family="text">
      <style:text-properties style:font-name="Liberation Serif" fo:font-size="14pt" officeooo:rsid="0018b1f1" style:font-size-asian="14pt" style:font-size-complex="14pt"/>
    </style:style>
    <style:style style:name="T12" style:family="text">
      <style:text-properties style:font-name="Liberation Serif" fo:font-size="14pt" officeooo:rsid="0019265a"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I believe the study of complexity still matters, and will probably always matter, regardless of advancement in hardware. This is because you can always find situations with even more data to analyze, or more complex simulations to run. The part of the lecture on complexity that I found particularly interesting was the comparison of scaling between n, log(n), and n<text:span text:style-name="T1">2</text:span>, where the result was that if a certain calculation took .02 seconds with a O(log n) algorithm, it would take over 31 years with an O(n<text:span text:style-name="T1">2</text:span>) algorithm! This is a huge difference, so it is well worth the time to study and avoid inefficient algorithms.</text:p>
      <text:p text:style-name="P1">I also think that small devices make the study of complexity even more important. I understand "small devices" to be cell phones, which are now basically full-fledged computers. However, they have less processing power than a desktop or laptop PC, and when the processor runs, it consumes more battery power. Therefore, it is even more important to understand the complexity of algorithms that will run on such devices, to run quicker and conserve the battery.</text:p>
      <text:p text:style-name="P2">Similarly, big data is an area where one may have to write an algorithm to analyze millions (or possibly billions, or even more) pieces of data. The larger the data set, the greater the potential for wasted time and processing power if an inefficient algorithm is used.</text:p>
      <text:p text:style-name="P1"/>
      <text:p text:style-name="P1">I think the study of almost anything is important.  Thus the study of complexity would matter.  Big data is definitely the trend and it's easy to get lost in lost of data.  Thus organization, manipulation, storage and other concepts will definitely need to be explored in continual detail.  I would say this changes the view of complexity.  Small devices, as in nano technology, is something I'm not familiar with however I'm sure that it would change the view of complexity.  Smaller hardware would have less real estate for memory, processing power, transmit power and the like.  Fitting a lot of capability in a smaller device would present a challenge.  Thus efficiency of hardware and software would be the complex task at hand.</text:p>
      <text:p text:style-name="P1">Complexity might not matter as much when writing for the average PC as it did years ago, but with mobile devices becoming such a major part of daily life it I'd say it definitely matters. A new phone might not present as many problems but I know people who still use 5+ year old smartphones who complain that apps that once worked perfectly now run poorly after years of updates. If an app can be written efficiently enough to work adequately on older hardware, it has a larger potential user base.</text:p>
      <text:p text:style-name="P1">Data is useless without some way to make sense of it. When you're sorting and searching through increasingly large pools of data, algorithm efficiency is important.</text:p>
      <text:p text:style-name="P2">In addition to phones, it's definitely a concern for things like printer touch screens with menus. Writing a simple printer menu for a PC would be simple, but when you're dealing with much less power to run it then making sure it's written effieciently becomes much more important. Things like car entertainment/navigation systems also come to mind. I've been in cars where the touchscreen menu began to lag when certain processes were running. It might simply be an issue of inadequate <text:soft-page-break/>hardware, but it's possible that more efficient code could have prevented the performance issues and provided a less frustrating experience.</text:p>
      <text:p text:style-name="Standard"/>
      <text:p text:style-name="P3"><text:tab/><text:span text:style-name="T2">That's a good point about the navigation systems in a car. I have definitely experienced that myself. <text:s/></text:span></text:p>
      <text:p text:style-name="P3"/>
      <text:p text:style-name="P5"><text:tab/><text:span text:style-name="T8">Overall everyone in my group discussion agreed that complexity remains an important aspect of developing. <text:s/>Although hardware has advanced over the years </text:span><text:span text:style-name="T11">and </text:span><text:span text:style-name="T9">not all applications process large amounts of data, </text:span><text:span text:style-name="T8">it </text:span><text:span text:style-name="T11">still remains</text:span><text:span text:style-name="T8"> important to design with complexity in mind, in order to keep programs efficient. <text:s/></text:span><text:span text:style-name="T11">Often, software developers will <text:s/>have no way of knowing the specifics of the hardware platform that ultimately run their so</text:span><text:span text:style-name="T12">f</text:span><text:span text:style-name="T11">tware. In other cases, as someone in the <text:s/>discussion cited from the lecture,</text:span><text:span text:style-name="T10"> the difference in </text:span><text:span text:style-name="T11">execution time </text:span><text:span text:style-name="T4">between n, log(n), and n2 </text:span><text:span text:style-name="T6">can be enormous. This means that <text:s/>disregarding complexity</text:span><text:span text:style-name="T4"> </text:span><text:span text:style-name="T6">can be catastrophic in terms of performance</text:span><text:span text:style-name="T4">. <text:s/></text:span><text:span text:style-name="T6">In general, the idea that improvements in hardware allow</text:span><text:span text:style-name="T7">s</text:span><text:span text:style-name="T6"> for less efficient programming <text:s/>implies that we </text:span><text:span text:style-name="T7">might</text:span><text:span text:style-name="T6"> </text:span><text:span text:style-name="T7">at some point </text:span><text:span text:style-name="T6">continue solving the same computing problems with less </text:span><text:span text:style-name="T7">effort. This notion is contradicted by a long history of programming challenges growing to meet, and exceed the capacity of the hardware platform beneath it. </text:span><text:span text:style-name="T6"><text:s text:c="2"/></text:span><text:span text:style-name="T5"><text:s/></text:span></text:p>
      <text:p text:style-name="P6"/>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4T07:49:05.394386859</meta:creation-date>
    <dc:date>2015-02-15T14:08:51.236623654</dc:date>
    <meta:editing-duration>P1DT3H52M1S</meta:editing-duration>
    <meta:editing-cycles>7</meta:editing-cycles>
    <meta:generator>LibreOffice/4.3.3.2$Linux_X86_64 LibreOffice_project/430m0$Build-2</meta:generator>
    <meta:document-statistic meta:table-count="0" meta:image-count="0" meta:object-count="0" meta:page-count="2" meta:paragraph-count="9" meta:word-count="741" meta:character-count="4486" meta:non-whitespace-character-count="3731"/>
  </office:meta>
</office:document-meta>
</file>